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able_20_Contents">
      <style:text-properties fo:font-size="2pt" style:font-size-asian="2pt" style:font-size-complex="2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7"/>
    <style:style style:name="P53" style:family="paragraph" style:parent-style-name="Text_20_body" style:list-style-name="L27">
      <style:paragraph-properties fo:margin-top="0in" fo:margin-bottom="0in" style:contextual-spacing="false"/>
    </style:style>
    <style:style style:name="P54" style:family="paragraph" style:parent-style-name="Text_20_body" style:list-style-name="L28"/>
    <style:style style:name="P55" style:family="paragraph" style:parent-style-name="Text_20_body" style:list-style-name="L28">
      <style:paragraph-properties fo:margin-top="0in" fo:margin-bottom="0in" style:contextual-spacing="false"/>
    </style:style>
    <style:style style:name="P56" style:family="paragraph" style:parent-style-name="Text_20_body" style:list-style-name="L29"/>
    <style:style style:name="P57" style:family="paragraph" style:parent-style-name="Text_20_body" style:list-style-name="L29">
      <style:paragraph-properties fo:margin-top="0in" fo:margin-bottom="0in" style:contextual-spacing="false"/>
    </style:style>
    <style:style style:name="P58" style:family="paragraph" style:parent-style-name="Text_20_body" style:list-style-name="L30"/>
    <style:style style:name="P59" style:family="paragraph" style:parent-style-name="Text_20_body" style:list-style-name="L30">
      <style:paragraph-properties fo:margin-top="0in" fo:margin-bottom="0in" style:contextual-spacing="false"/>
    </style:style>
    <style:style style:name="P60" style:family="paragraph" style:parent-style-name="Text_20_body" style:list-style-name="L31"/>
    <style:style style:name="P61" style:family="paragraph" style:parent-style-name="Text_20_body" style:list-style-name="L31">
      <style:paragraph-properties fo:margin-top="0in" fo:margin-bottom="0in" style:contextual-spacing="false"/>
    </style:style>
    <style:style style:name="P62" style:family="paragraph" style:parent-style-name="Text_20_body" style:list-style-name="L32"/>
    <style:style style:name="P63" style:family="paragraph" style:parent-style-name="Text_20_body" style:list-style-name="L32">
      <style:paragraph-properties fo:margin-top="0in" fo:margin-bottom="0in" style:contextual-spacing="false"/>
    </style:style>
    <style:style style:name="P64" style:family="paragraph" style:parent-style-name="Text_20_body" style:list-style-name="L33"/>
    <style:style style:name="P65" style:family="paragraph" style:parent-style-name="Text_20_body" style:list-style-name="L33">
      <style:paragraph-properties fo:margin-top="0in" fo:margin-bottom="0in" style:contextual-spacing="false"/>
    </style:style>
    <style:style style:name="P66" style:family="paragraph" style:parent-style-name="Text_20_body" style:list-style-name="L34"/>
    <style:style style:name="P67" style:family="paragraph" style:parent-style-name="Text_20_body" style:list-style-name="L34">
      <style:paragraph-properties fo:margin-top="0in" fo:margin-bottom="0in" style:contextual-spacing="false"/>
    </style:style>
    <style:style style:name="P68" style:family="paragraph" style:parent-style-name="Text_20_body" style:list-style-name="L35"/>
    <style:style style:name="P69" style:family="paragraph" style:parent-style-name="Text_20_body" style:list-style-name="L35">
      <style:paragraph-properties fo:margin-top="0in" fo:margin-bottom="0in" style:contextual-spacing="false"/>
    </style:style>
    <style:style style:name="P70" style:family="paragraph" style:parent-style-name="Text_20_body" style:list-style-name="L36"/>
    <style:style style:name="P71" style:family="paragraph" style:parent-style-name="Text_20_body" style:list-style-name="L36">
      <style:paragraph-properties fo:margin-top="0in" fo:margin-bottom="0in" style:contextual-spacing="false"/>
    </style:style>
    <style:style style:name="P72" style:family="paragraph" style:parent-style-name="Text_20_body" style:list-style-name="L37"/>
    <style:style style:name="P73" style:family="paragraph" style:parent-style-name="Text_20_body" style:list-style-name="L37">
      <style:paragraph-properties fo:margin-top="0in" fo:margin-bottom="0in" style:contextual-spacing="false"/>
    </style:style>
    <style:style style:name="P74" style:family="paragraph" style:parent-style-name="Text_20_body" style:list-style-name="L38"/>
    <style:style style:name="P75" style:family="paragraph" style:parent-style-name="Text_20_body" style:list-style-name="L38">
      <style:paragraph-properties fo:margin-top="0in" fo:margin-bottom="0in" style:contextual-spacing="false"/>
    </style:style>
    <style:style style:name="P76" style:family="paragraph" style:parent-style-name="Text_20_body" style:list-style-name="L39"/>
    <style:style style:name="P77" style:family="paragraph" style:parent-style-name="Text_20_body" style:list-style-name="L39">
      <style:paragraph-properties fo:margin-top="0in" fo:margin-bottom="0in" style:contextual-spacing="false"/>
    </style:style>
    <style:style style:name="P78" style:family="paragraph" style:parent-style-name="Text_20_body" style:list-style-name="L40"/>
    <style:style style:name="P79" style:family="paragraph" style:parent-style-name="Text_20_body" style:list-style-name="L40">
      <style:paragraph-properties fo:margin-top="0in" fo:margin-bottom="0in" style:contextual-spacing="false"/>
    </style:style>
    <style:style style:name="P80" style:family="paragraph" style:parent-style-name="Text_20_body" style:list-style-name="L41"/>
    <style:style style:name="P81" style:family="paragraph" style:parent-style-name="Text_20_body" style:list-style-name="L41">
      <style:paragraph-properties fo:margin-top="0in" fo:margin-bottom="0in" style:contextual-spacing="false"/>
    </style:style>
    <style:style style:name="P82" style:family="paragraph" style:parent-style-name="Text_20_body" style:list-style-name="L42"/>
    <style:style style:name="P83" style:family="paragraph" style:parent-style-name="Text_20_body" style:list-style-name="L42">
      <style:paragraph-properties fo:margin-top="0in" fo:margin-bottom="0in" style:contextual-spacing="false"/>
    </style:style>
    <style:style style:name="P84" style:family="paragraph" style:parent-style-name="Text_20_body" style:list-style-name="L43"/>
    <style:style style:name="P85" style:family="paragraph" style:parent-style-name="Text_20_body" style:list-style-name="L43">
      <style:paragraph-properties fo:margin-top="0in" fo:margin-bottom="0in" style:contextual-spacing="false"/>
    </style:style>
    <style:style style:name="P86" style:family="paragraph" style:parent-style-name="Text_20_body" style:list-style-name="L44"/>
    <style:style style:name="P87" style:family="paragraph" style:parent-style-name="Text_20_body" style:list-style-name="L44">
      <style:paragraph-properties fo:margin-top="0in" fo:margin-bottom="0in" style:contextual-spacing="false"/>
    </style:style>
    <style:style style:name="P88" style:family="paragraph" style:parent-style-name="Text_20_body" style:list-style-name="L45"/>
    <style:style style:name="P89" style:family="paragraph" style:parent-style-name="Text_20_body" style:list-style-name="L4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Introduction</text:h>
      <text:p text:style-name="Text_20_body">Heart disease is one of the leading causes of death worldwide, and early detection plays a critical role in reducing mortality rates. Coronary artery disease (CAD) occurs when blood vessels supplying the heart become narrowed or blocked due to plaque formation. If detected early, proper treatment and lifestyle modification can significantly reduce the risk of heart attack and death.</text:p>
      <text:p text:style-name="Text_20_body">Traditional diagnosis of heart disease is performed using clinical tests such as ECG, blood tests, stress tests, and angiography. However, these methods require expert interpretation and may not always detect complex patterns in patient data.</text:p>
      <text:p text:style-name="Text_20_body">With the advancement of computer science, machine learning and artificial intelligence techniques have been applied to medical diagnosis systems. Machine learning models can analyze large amounts of patient data and identify patterns that may not be visible to human doctors.</text:p>
      <text:p text:style-name="Text_20_body">Many studies have used algorithms such as:</text:p>
      <text:list xml:id="list988437646" text:style-name="L2">
        <text:list-item>
          <text:p text:style-name="P6">Logistic Regression </text:p>
        </text:list-item>
        <text:list-item>
          <text:p text:style-name="P6">Decision Tree </text:p>
        </text:list-item>
        <text:list-item>
          <text:p text:style-name="P6">Support Vector Machine </text:p>
        </text:list-item>
        <text:list-item>
          <text:p text:style-name="P6">Random Forest </text:p>
        </text:list-item>
        <text:list-item>
          <text:p text:style-name="P5">Artificial Neural Networks </text:p>
        </text:list-item>
      </text:list>
      <text:p text:style-name="Text_20_body">These methods improved prediction accuracy but still require manual model design and parameter tuning.</text:p>
      <text:p text:style-name="Text_20_body">Deep learning models can learn complex nonlinear relationships, but designing the best neural network architecture is difficult and requires expert knowledge.</text:p>
      <text:p text:style-name="Text_20_body">Recently, Neural Architecture Search (NAS) has been introduced as an automatic method for designing neural networks. NAS can generate the best architecture without manual tuning, leading to higher accuracy and better performance.</text:p>
      <text:p text:style-name="Text_20_body">This project proposes a heart disease prediction system using Neural Architecture Search to automatically generate an optimized neural network architecture using clinical datasets such as the Cleveland Heart Disease Dataset.</text:p>
      <text:h text:style-name="Heading_20_1" text:outline-level="1">2. Motivation</text:h>
      <text:p text:style-name="Text_20_body">Heart disease prediction is an important research area in biomedical engineering and artificial intelligence. Accurate prediction systems can help doctors make faster and more reliable decisions.</text:p>
      <text:p text:style-name="Text_20_body">Traditional diagnosis methods depend heavily on:</text:p>
      <text:list xml:id="list249816041" text:style-name="L3">
        <text:list-item>
          <text:p text:style-name="P8">Doctor experience </text:p>
        </text:list-item>
        <text:list-item>
          <text:p text:style-name="P8">Manual interpretation </text:p>
        </text:list-item>
        <text:list-item>
          <text:p text:style-name="P7">Limited statistical models </text:p>
        </text:list-item>
      </text:list>
      <text:p text:style-name="Text_20_body">Machine learning improved performance but still has limitations:</text:p>
      <text:list xml:id="list2757546654" text:style-name="L4">
        <text:list-item>
          <text:p text:style-name="P10">Manual feature selection required </text:p>
        </text:list-item>
        <text:list-item>
          <text:p text:style-name="P10"><text:soft-page-break/>Manual model tuning required </text:p>
        </text:list-item>
        <text:list-item>
          <text:p text:style-name="P10">Different models give different results </text:p>
        </text:list-item>
        <text:list-item>
          <text:p text:style-name="P9">No guarantee of optimal architecture </text:p>
        </text:list-item>
      </text:list>
      <text:p text:style-name="Text_20_body">Deep learning provides better performance but introduces new problems:</text:p>
      <text:list xml:id="list3446975646" text:style-name="L5">
        <text:list-item>
          <text:p text:style-name="P12">Difficult to choose number of layers </text:p>
        </text:list-item>
        <text:list-item>
          <text:p text:style-name="P12">Difficult to choose neurons </text:p>
        </text:list-item>
        <text:list-item>
          <text:p text:style-name="P12">Difficult to choose activation functions </text:p>
        </text:list-item>
        <text:list-item>
          <text:p text:style-name="P12">Trial-and-error design </text:p>
        </text:list-item>
        <text:list-item>
          <text:p text:style-name="P11">Time-consuming </text:p>
        </text:list-item>
      </text:list>
      <text:p text:style-name="Text_20_body">Neural Architecture Search solves this problem by automatically finding the best neural network structure.</text:p>
      <text:p text:style-name="Text_20_body">Advantages of NAS:</text:p>
      <text:list xml:id="list659423059" text:style-name="L6">
        <text:list-item>
          <text:p text:style-name="P14">Automatic architecture generation </text:p>
        </text:list-item>
        <text:list-item>
          <text:p text:style-name="P14">Higher accuracy </text:p>
        </text:list-item>
        <text:list-item>
          <text:p text:style-name="P14">Less human effort </text:p>
        </text:list-item>
        <text:list-item>
          <text:p text:style-name="P14">Better generalization </text:p>
        </text:list-item>
        <text:list-item>
          <text:p text:style-name="P13">Suitable for medical data </text:p>
        </text:list-item>
      </text:list>
      <text:p text:style-name="Text_20_body">Therefore, this research is motivated to develop an automated heart disease prediction system using Neural Architecture Search to improve accuracy and reduce manual work.</text:p>
      <text:h text:style-name="Heading_20_1" text:outline-level="1">3. Literature Review (Minimum 15 Papers)</text:h>
      <text:h text:style-name="Heading_20_3" text:outline-level="3">Paper 1</text:h>
      <text:p text:style-name="Text_20_body"><text:span text:style-name="Strong_20_Emphasis">International Application of a New Probability Algorithm for the Diagnosis of Coronary Artery Disease</text:span><text:line-break/>Authors: R. Detrano, A. Janosi, W. Steinbrunn, M. Pfisterer, J. Schmid, S. Sandhu, K. H. Guppy, S. Lee, V. Froelicher<text:line-break/>Year: 1989<text:line-break/>Journal: American Journal of Cardiology</text:p>
      <text:p text:style-name="Text_20_body">This study proposed one of the earliest computer-based diagnostic systems for coronary artery disease. The authors developed a probability-based algorithm using clinical parameters such as age, sex, chest pain type, blood pressure, cholesterol, fasting blood sugar, ECG results, and maximum heart rate.<text:line-break/>This work introduced the Cleveland Heart Disease Dataset, which later became the most widely used dataset in heart disease prediction research.<text:line-break/>Limitation of this method is that it uses statistical probability and cannot learn complex nonlinear relationships between features.</text:p>
      <text:h text:style-name="Heading_20_3" text:outline-level="3">Paper 2</text:h>
      <text:p text:style-name="Text_20_body"><text:span text:style-name="Strong_20_Emphasis">Heart Disease Prediction Using Machine Learning Algorithms</text:span><text:line-break/>Authors: H. Chen, Y. Zhang, Z. Liu<text:line-break/><text:soft-page-break/>Year: 2019<text:line-break/>Journal: IEEE Access</text:p>
      <text:p text:style-name="Text_20_body">This paper proposed a heart disease prediction system using machine learning algorithms such as Decision Tree, Support Vector Machine, Naïve Bayes, and Random Forest.<text:line-break/>The dataset was preprocessed using normalization and feature selection to improve accuracy.<text:line-break/>Among all models, Random Forest achieved the best performance because it can handle nonlinear relationships.<text:line-break/>However, the model required manual selection of parameters and features, which makes the system dependent on human expertise.</text:p>
      <text:h text:style-name="Heading_20_3" text:outline-level="3">Paper 3</text:h>
      <text:p text:style-name="Text_20_body"><text:span text:style-name="Strong_20_Emphasis">Heart Disease Prediction Using Deep Neural Networks</text:span><text:line-break/>Authors: S. Khan, M. Alotaibi<text:line-break/>Year: 2020<text:line-break/>Journal: Computers in Biology and Medicine</text:p>
      <text:p text:style-name="Text_20_body">This study used a deep neural network for heart disease prediction.<text:line-break/>The model consisted of multiple hidden layers with nonlinear activation functions.<text:line-break/>The neural network learned complex relationships between medical parameters and achieved higher accuracy than traditional machine learning models.<text:line-break/>However, the network architecture was manually designed, which may not produce the optimal model.</text:p>
      <text:h text:style-name="Heading_20_3" text:outline-level="3">Paper 4</text:h>
      <text:p text:style-name="Text_20_body"><text:span text:style-name="Strong_20_Emphasis">Neural Architecture Search with Reinforcement Learning</text:span><text:line-break/>Authors: Barret Zoph, Quoc V. Le<text:line-break/>Year: 2017<text:line-break/>Conference: ICLR</text:p>
      <text:p text:style-name="Text_20_body">This paper introduced Neural Architecture Search (NAS), which automatically generates neural network architectures.<text:line-break/>A controller network generates different architectures and evaluates their performance.<text:line-break/>The best architecture is selected automatically.<text:line-break/>The study showed that NAS can produce better models than manually designed networks.</text:p>
      <text:h text:style-name="Heading_20_3" text:outline-level="3">Paper 5</text:h>
      <text:p text:style-name="Text_20_body"><text:span text:style-name="Strong_20_Emphasis">Neural Architecture Search: A Survey</text:span><text:line-break/>Authors: Thomas Elsken, Jan Hendrik Metzen, Frank Hutter<text:line-break/>Year: 2019<text:line-break/>Journal: Journal of Machine Learning Research</text:p>
      <text:p text:style-name="Text_20_body">This survey explains the main components of NAS:</text:p>
      <text:list xml:id="list1691576578" text:style-name="L28">
        <text:list-item>
          <text:p text:style-name="P55">Search space </text:p>
        </text:list-item>
        <text:list-item>
          <text:p text:style-name="P55">Search strategy </text:p>
        </text:list-item>
        <text:list-item>
          <text:p text:style-name="P54">Performance evaluation </text:p>
        </text:list-item>
      </text:list>
      <text:p text:style-name="Text_20_body"><text:soft-page-break/>The authors showed that NAS is useful when the optimal neural network architecture is unknown, especially in complex problems such as medical prediction.</text:p>
      <text:h text:style-name="Heading_20_3" text:outline-level="3">Paper 6</text:h>
      <text:p text:style-name="Text_20_body"><text:span text:style-name="Strong_20_Emphasis">AutoML for Healthcare Applications</text:span><text:line-break/>Authors: J. Liu, H. Li, L. Zhang<text:line-break/>Year: 2021<text:line-break/>Journal: IEEE Reviews in Biomedical Engineering</text:p>
      <text:p text:style-name="Text_20_body">This paper discusses the use of AutoML and NAS in healthcare prediction systems.<text:line-break/>Medical data contains complex nonlinear relationships, making manual model design difficult.<text:line-break/>NAS can automatically generate neural networks that perform better than manually designed models.</text:p>
      <text:h text:style-name="Heading_20_3" text:outline-level="3">Paper 7</text:h>
      <text:p text:style-name="Text_20_body"><text:span text:style-name="Strong_20_Emphasis">UCI Machine Learning Repository: Heart Disease Dataset</text:span><text:line-break/>Authors: D. Dua, C. Graff<text:line-break/>Year: 2019</text:p>
      <text:p text:style-name="Text_20_body">This dataset contains clinical data used for heart disease prediction.<text:line-break/>It includes patient information such as age, cholesterol, blood pressure, ECG results, and heart rate.<text:line-break/>The Cleveland dataset is the most commonly used dataset for heart disease prediction research.</text:p>
      <text:h text:style-name="Heading_20_3" text:outline-level="3">Paper 8</text:h>
      <text:p text:style-name="Text_20_body"><text:span text:style-name="Strong_20_Emphasis">Deep Learning</text:span><text:line-break/>Authors: Ian Goodfellow, Yoshua Bengio, Aaron Courville<text:line-break/>Year: 2016<text:line-break/>Publisher: MIT Press</text:p>
      <text:p text:style-name="Text_20_body">This book explains the theory of deep learning, neural networks, backpropagation, and optimization methods.<text:line-break/>It shows how deep neural networks can learn complex patterns from data.</text:p>
      <text:h text:style-name="Heading_20_3" text:outline-level="3">Paper 9</text:h>
      <text:p text:style-name="Text_20_body"><text:span text:style-name="Strong_20_Emphasis">Deep Residual Learning for Image Recognition</text:span><text:line-break/>Authors: Kaiming He, Xiangyu Zhang, Shaoqing Ren, Jian Sun<text:line-break/>Year: 2016<text:line-break/>Conference: CVPR</text:p>
      <text:p text:style-name="Text_20_body">This work shows that neural network architecture design strongly affects performance.<text:line-break/>It proves that better architectures lead to better accuracy, which supports the need for automatic architecture search.</text:p>
      <text:h text:style-name="Heading_20_3" text:outline-level="3"><text:soft-page-break/>Paper 10</text:h>
      <text:p text:style-name="Text_20_body"><text:span text:style-name="Strong_20_Emphasis">Regularized Evolution for Image Classifier Architecture Search</text:span><text:line-break/>Authors: Esteban Real, Alok Aggarwal, Yanping Huang<text:line-break/>Year: 2019</text:p>
      <text:p text:style-name="Text_20_body">This paper proposed evolutionary Neural Architecture Search.<text:line-break/>The algorithm automatically generates and evaluates multiple architectures.<text:line-break/>It shows that automatic architecture search can outperform manual design.</text:p>
      <text:h text:style-name="Heading_20_3" text:outline-level="3">Paper 11</text:h>
      <text:p text:style-name="Text_20_body"><text:span text:style-name="Strong_20_Emphasis">Efficient Neural Architecture Search via Parameter Sharing</text:span><text:line-break/>Authors: H. Pham, M. Guan, B. Zoph<text:line-break/>Year: 2018</text:p>
      <text:p text:style-name="Text_20_body">This study proposed a faster NAS method that reduces training time.<text:line-break/>Efficient NAS makes architecture search practical for real applications.</text:p>
      <text:h text:style-name="Heading_20_3" text:outline-level="3">Paper 12</text:h>
      <text:p text:style-name="Text_20_body"><text:span text:style-name="Strong_20_Emphasis">SNAS: Stochastic Neural Architecture Search</text:span><text:line-break/>Authors: S. Xie, H. Zheng, C. Liu<text:line-break/>Year: 2019</text:p>
      <text:p text:style-name="Text_20_body">This paper introduced gradient-based NAS, which is faster and more efficient.<text:line-break/>It reduces computation cost compared to reinforcement learning NAS.</text:p>
      <text:h text:style-name="Heading_20_3" text:outline-level="3">Paper 13</text:h>
      <text:p text:style-name="Text_20_body"><text:span text:style-name="Strong_20_Emphasis">Deep Patient: An Unsupervised Representation for Predicting Patient Outcomes</text:span><text:line-break/>Authors: R. Miotto, L. Li, B. Kidd<text:line-break/>Year: 2016</text:p>
      <text:p text:style-name="Text_20_body">This study used deep learning on healthcare data.<text:line-break/>Deep neural networks can learn complex relationships in medical records.</text:p>
      <text:h text:style-name="Heading_20_3" text:outline-level="3">Paper 14</text:h>
      <text:p text:style-name="Text_20_body"><text:span text:style-name="Strong_20_Emphasis">Deep Learning in Electronic Health Records</text:span><text:line-break/>Authors: B. Shickel, P. Tighe, A. Bihorac<text:line-break/>Year: 2018</text:p>
      <text:p text:style-name="Text_20_body">This paper showed that deep learning models perform well for clinical prediction problems.<text:line-break/>Neural networks can handle large medical datasets.</text:p>
      <text:h text:style-name="Heading_20_3" text:outline-level="3">Paper 15</text:h>
      <text:p text:style-name="Text_20_body"><text:span text:style-name="Strong_20_Emphasis">Cardiologist-Level Arrhythmia Detection with Deep Neural Networks</text:span><text:line-break/>Authors: P. Rajpurkar, J. Hannun, M. Haghpanahi<text:line-break/>Year: 2017</text:p>
      <text:p text:style-name="Text_20_body"><text:soft-page-break/>This work showed that deep learning can achieve very high accuracy in medical diagnosis.<text:line-break/>It proves that neural networks are suitable for healthcare prediction.</text:p>
      <text:p text:style-name="Text_20_body"/>
      <text:h text:style-name="Heading_20_1" text:outline-level="1">4. Research Gaps</text:h>
      <text:p text:style-name="Text_20_body">From previous studies, the following problems are identified:</text:p>
      <text:list xml:id="list3717615846" text:style-name="L14">
        <text:list-item>
          <text:p text:style-name="P30">Statistical models have low accuracy </text:p>
        </text:list-item>
        <text:list-item>
          <text:p text:style-name="P30">Machine learning requires manual tuning </text:p>
        </text:list-item>
        <text:list-item>
          <text:p text:style-name="P30">Deep learning architecture design is manual </text:p>
        </text:list-item>
        <text:list-item>
          <text:p text:style-name="P30">Different architectures give different results </text:p>
        </text:list-item>
        <text:list-item>
          <text:p text:style-name="P30">No guarantee of best model </text:p>
        </text:list-item>
        <text:list-item>
          <text:p text:style-name="P30">Limited use of NAS in heart disease prediction </text:p>
        </text:list-item>
        <text:list-item>
          <text:p text:style-name="P30">Need for automatic model generation </text:p>
        </text:list-item>
        <text:list-item>
          <text:p text:style-name="P29">Need for higher accuracy medical prediction </text:p>
        </text:list-item>
      </text:list>
      <text:p text:style-name="Text_20_body">Therefore, NAS-based heart disease prediction is required.</text:p>
      <text:h text:style-name="Heading_20_1" text:outline-level="1">5. Objectives</text:h>
      <text:p text:style-name="Text_20_body">Main objectives:</text:p>
      <text:list xml:id="list1384993416" text:style-name="L15">
        <text:list-item>
          <text:p text:style-name="P32">Study existing heart disease prediction methods </text:p>
        </text:list-item>
        <text:list-item>
          <text:p text:style-name="P32">Use Cleveland dataset </text:p>
        </text:list-item>
        <text:list-item>
          <text:p text:style-name="P32">Implement ML models </text:p>
        </text:list-item>
        <text:list-item>
          <text:p text:style-name="P32">Implement deep learning model </text:p>
        </text:list-item>
        <text:list-item>
          <text:p text:style-name="P32">Apply Neural Architecture Search </text:p>
        </text:list-item>
        <text:list-item>
          <text:p text:style-name="P32">Generate automatic neural network </text:p>
        </text:list-item>
        <text:list-item>
          <text:p text:style-name="P32">Compare ML / DL / NAS </text:p>
        </text:list-item>
        <text:list-item>
          <text:p text:style-name="P32">Improve accuracy </text:p>
        </text:list-item>
        <text:list-item>
          <text:p text:style-name="P32">Develop automated system </text:p>
        </text:list-item>
        <text:list-item>
          <text:p text:style-name="P31">Provide reliable prediction </text:p>
        </text:list-item>
      </text:list>
      <text:h text:style-name="Heading_20_1" text:outline-level="1">6. Detailed Methodology</text:h>
      <text:p text:style-name="Text_20_body">The proposed system aims to develop an automated heart disease prediction model using Neural Architecture Search (NAS). The system is designed to automatically preprocess medical data, generate multiple neural network architectures, evaluate their performance, and select the best model for prediction. The overall methodology consists of several stages including problem definition, data preprocessing, architecture search, model training, evaluation, and prediction.</text:p>
      <text:h text:style-name="Heading_20_2" text:outline-level="2"><text:soft-page-break/>6.1 Problem Definition</text:h>
      <text:p text:style-name="Text_20_body">The objective of this project is to develop a machine learning system for predicting heart disease using clinical data. The problem is formulated as a <text:span text:style-name="Strong_20_Emphasis">supervised classification task</text:span>, where the model learns from previously recorded patient data and predicts whether a patient has heart disease.</text:p>
      <text:p text:style-name="Text_20_body">The dataset contains medical attributes such as:</text:p>
      <text:list xml:id="list3719120437" text:style-name="L29">
        <text:list-item>
          <text:p text:style-name="P57">Age </text:p>
        </text:list-item>
        <text:list-item>
          <text:p text:style-name="P57">Sex </text:p>
        </text:list-item>
        <text:list-item>
          <text:p text:style-name="P57">Chest pain type </text:p>
        </text:list-item>
        <text:list-item>
          <text:p text:style-name="P57">Resting blood pressure </text:p>
        </text:list-item>
        <text:list-item>
          <text:p text:style-name="P57">Cholesterol level </text:p>
        </text:list-item>
        <text:list-item>
          <text:p text:style-name="P57">Fasting blood sugar </text:p>
        </text:list-item>
        <text:list-item>
          <text:p text:style-name="P57">ECG results </text:p>
        </text:list-item>
        <text:list-item>
          <text:p text:style-name="P57">Maximum heart rate </text:p>
        </text:list-item>
        <text:list-item>
          <text:p text:style-name="P57">Exercise induced angina </text:p>
        </text:list-item>
        <text:list-item>
          <text:p text:style-name="P57">Oldpeak value </text:p>
        </text:list-item>
        <text:list-item>
          <text:p text:style-name="P57">Slope of ST segment </text:p>
        </text:list-item>
        <text:list-item>
          <text:p text:style-name="P57">Number of major vessels </text:p>
        </text:list-item>
        <text:list-item>
          <text:p text:style-name="P56">Thalassemia </text:p>
        </text:list-item>
      </text:list>
      <text:p text:style-name="Text_20_body">The output of the model is a binary value:</text:p>
      <text:list xml:id="list3634962061" text:style-name="L30">
        <text:list-item>
          <text:p text:style-name="P59">0 → No heart disease </text:p>
        </text:list-item>
        <text:list-item>
          <text:p text:style-name="P58">1 → Heart disease present </text:p>
        </text:list-item>
      </text:list>
      <text:p text:style-name="Text_20_body">To evaluate the performance of the model, the following metrics are used:</text:p>
      <text:list xml:id="list4275129551" text:style-name="L31">
        <text:list-item>
          <text:p text:style-name="P61">Accuracy </text:p>
        </text:list-item>
        <text:list-item>
          <text:p text:style-name="P61">Precision </text:p>
        </text:list-item>
        <text:list-item>
          <text:p text:style-name="P61">Recall </text:p>
        </text:list-item>
        <text:list-item>
          <text:p text:style-name="P61">F1-score </text:p>
        </text:list-item>
        <text:list-item>
          <text:p text:style-name="P60">Confusion matrix </text:p>
        </text:list-item>
      </text:list>
      <text:p text:style-name="Text_20_body">These metrics help in comparing different neural network architectures generated during the search process.</text:p>
      <text:h text:style-name="Heading_20_2" text:outline-level="2">6.2 Data Collection and Preprocessing</text:h>
      <text:p text:style-name="Text_20_body">The system allows the use of medical datasets collected from clinical records or standard public datasets such as the Cleveland Heart Disease Dataset. Before training the model, the data must be cleaned and prepared.</text:p>
      <text:h text:style-name="Heading_20_3" text:outline-level="3">6.2.1 Data Validation</text:h>
      <text:p text:style-name="Text_20_body">The dataset is checked to ensure that it contains valid values. The validation process includes:</text:p>
      <text:list xml:id="list1466580642" text:style-name="L32">
        <text:list-item>
          <text:p text:style-name="P63">Checking for missing values </text:p>
        </text:list-item>
        <text:list-item>
          <text:p text:style-name="P63">Checking incorrect data types </text:p>
        </text:list-item>
        <text:list-item>
          <text:p text:style-name="P63">Removing empty columns </text:p>
        </text:list-item>
        <text:list-item>
          <text:p text:style-name="P62"><text:soft-page-break/>Verifying target labels </text:p>
        </text:list-item>
      </text:list>
      <text:p text:style-name="Text_20_body">Invalid records are removed to improve model accuracy.</text:p>
      <text:h text:style-name="Heading_20_3" text:outline-level="3">6.2.2 Handling Missing Values</text:h>
      <text:p text:style-name="Text_20_body">Missing values are handled using suitable techniques such as:</text:p>
      <text:list xml:id="list3458204661" text:style-name="L33">
        <text:list-item>
          <text:p text:style-name="P65">Replacing numerical values with mean or median </text:p>
        </text:list-item>
        <text:list-item>
          <text:p text:style-name="P65">Replacing categorical values with mode </text:p>
        </text:list-item>
        <text:list-item>
          <text:p text:style-name="P64">Removing rows with too many missing values </text:p>
        </text:list-item>
      </text:list>
      <text:p text:style-name="Text_20_body">This step ensures that the dataset is complete and suitable for training.</text:p>
      <text:h text:style-name="Heading_20_3" text:outline-level="3">6.2.3 Feature Encoding</text:h>
      <text:p text:style-name="Text_20_body">Some medical attributes are categorical, such as chest pain type and thalassemia. These values are converted into numerical form using encoding techniques.</text:p>
      <text:p text:style-name="Text_20_body">Methods used:</text:p>
      <text:list xml:id="list4077253737" text:style-name="L34">
        <text:list-item>
          <text:p text:style-name="P67">Label encoding </text:p>
        </text:list-item>
        <text:list-item>
          <text:p text:style-name="P66">One-hot encoding </text:p>
        </text:list-item>
      </text:list>
      <text:p text:style-name="Text_20_body">Encoding allows neural networks to process the data correctly.</text:p>
      <text:h text:style-name="Heading_20_3" text:outline-level="3">6.2.4 Data Normalization</text:h>
      <text:p text:style-name="Text_20_body">Numerical features may have different ranges. For example, cholesterol values may be much larger than age values. Therefore, normalization is applied to scale the data.</text:p>
      <text:p text:style-name="Text_20_body">Common methods:</text:p>
      <text:list xml:id="list4011442369" text:style-name="L35">
        <text:list-item>
          <text:p text:style-name="P69">Min–Max scaling </text:p>
        </text:list-item>
        <text:list-item>
          <text:p text:style-name="P68">Standardization </text:p>
        </text:list-item>
      </text:list>
      <text:p text:style-name="Text_20_body">Normalization helps the neural network learn faster and improves performance.</text:p>
      <text:h text:style-name="Heading_20_3" text:outline-level="3">6.2.5 Train–Test Split</text:h>
      <text:p text:style-name="Text_20_body">The dataset is divided into three parts:</text:p>
      <text:list xml:id="list221621139" text:style-name="L36">
        <text:list-item>
          <text:p text:style-name="P71">Training set </text:p>
        </text:list-item>
        <text:list-item>
          <text:p text:style-name="P71">Validation set </text:p>
        </text:list-item>
        <text:list-item>
          <text:p text:style-name="P70">Testing set </text:p>
        </text:list-item>
      </text:list>
      <text:p text:style-name="Text_20_body">The training set is used to train the model, the validation set is used to compare architectures, and the testing set is used for final evaluation.</text:p>
      <text:h text:style-name="Heading_20_2" text:outline-level="2">6.3 Neural Architecture Search</text:h>
      <text:p text:style-name="Text_20_body">Neural Architecture Search (NAS) is used to automatically generate the best neural network architecture instead of manually designing the model.</text:p>
      <text:p text:style-name="Text_20_body">NAS consists of three main components:</text:p>
      <text:list xml:id="list1747364986" text:style-name="L37">
        <text:list-item>
          <text:p text:style-name="P73"><text:soft-page-break/>Search space </text:p>
        </text:list-item>
        <text:list-item>
          <text:p text:style-name="P73">Search strategy </text:p>
        </text:list-item>
        <text:list-item>
          <text:p text:style-name="P72">Performance evaluation </text:p>
        </text:list-item>
      </text:list>
      <text:h text:style-name="Heading_20_3" text:outline-level="3">6.3.1 Search Space</text:h>
      <text:p text:style-name="Text_20_body">The search space defines all possible neural network structures that can be tested.</text:p>
      <text:p text:style-name="Text_20_body">Parameters included in the search space:</text:p>
      <text:list xml:id="list3353689370" text:style-name="L38">
        <text:list-item>
          <text:p text:style-name="P75">Number of hidden layers </text:p>
        </text:list-item>
        <text:list-item>
          <text:p text:style-name="P75">Number of neurons in each layer </text:p>
        </text:list-item>
        <text:list-item>
          <text:p text:style-name="P75">Activation functions </text:p>
        </text:list-item>
        <text:list-item>
          <text:p text:style-name="P75">Dropout layers </text:p>
        </text:list-item>
        <text:list-item>
          <text:p text:style-name="P75">Optimizer type </text:p>
        </text:list-item>
        <text:list-item>
          <text:p text:style-name="P74">Learning rate </text:p>
        </text:list-item>
      </text:list>
      <text:p text:style-name="Text_20_body">Different combinations of these parameters form different neural network architectures.</text:p>
      <text:h text:style-name="Heading_20_3" text:outline-level="3">6.3.2 Search Strategy</text:h>
      <text:p text:style-name="Text_20_body">The search strategy is used to explore the search space and generate candidate architectures.</text:p>
      <text:p text:style-name="Text_20_body">Possible search methods:</text:p>
      <text:list xml:id="list4259076021" text:style-name="L39">
        <text:list-item>
          <text:p text:style-name="P77">Random search </text:p>
        </text:list-item>
        <text:list-item>
          <text:p text:style-name="P77">Evolutionary algorithms </text:p>
        </text:list-item>
        <text:list-item>
          <text:p text:style-name="P77">Reinforcement learning </text:p>
        </text:list-item>
        <text:list-item>
          <text:p text:style-name="P76">Gradient-based search </text:p>
        </text:list-item>
      </text:list>
      <text:p text:style-name="Text_20_body">Each generated architecture is trained and evaluated to determine its performance.</text:p>
      <text:h text:style-name="Heading_20_3" text:outline-level="3">6.3.3 Candidate Model Generation</text:h>
      <text:p text:style-name="Text_20_body">The NAS system generates multiple neural network models automatically. Each model has a different structure and parameters.</text:p>
      <text:p text:style-name="Text_20_body">These models are trained using the training dataset and evaluated using the validation dataset.</text:p>
      <text:h text:style-name="Heading_20_2" text:outline-level="2">6.4 Model Training and Evaluation</text:h>
      <text:p text:style-name="Text_20_body">Each candidate architecture generated by the NAS system is trained using the preprocessed dataset.</text:p>
      <text:p text:style-name="Text_20_body">During training, the neural network adjusts its weights using backpropagation and optimization algorithms.</text:p>
      <text:h text:style-name="Heading_20_3" text:outline-level="3">Training configuration</text:h>
      <text:list xml:id="list1777174984" text:style-name="L40">
        <text:list-item>
          <text:p text:style-name="P79">Loss function: Binary cross-entropy </text:p>
        </text:list-item>
        <text:list-item>
          <text:p text:style-name="P79">Optimizer: Adam or SGD </text:p>
        </text:list-item>
        <text:list-item>
          <text:p text:style-name="P79">Activation functions: ReLU, Sigmoid, Tanh </text:p>
        </text:list-item>
        <text:list-item>
          <text:p text:style-name="P78">Epochs: Multiple iterations until convergence </text:p>
        </text:list-item>
      </text:list>
      <text:p text:style-name="Text_20_body">After training, the model performance is evaluated using validation data.</text:p>
      <text:p text:style-name="Text_20_body"><text:soft-page-break/>Evaluation metrics include:</text:p>
      <text:list xml:id="list3177343591" text:style-name="L41">
        <text:list-item>
          <text:p text:style-name="P81">Accuracy </text:p>
        </text:list-item>
        <text:list-item>
          <text:p text:style-name="P81">Precision </text:p>
        </text:list-item>
        <text:list-item>
          <text:p text:style-name="P81">Recall </text:p>
        </text:list-item>
        <text:list-item>
          <text:p text:style-name="P80">F1-score </text:p>
        </text:list-item>
      </text:list>
      <text:p text:style-name="Text_20_body">The performance of each architecture is recorded for comparison.</text:p>
      <text:h text:style-name="Heading_20_2" text:outline-level="2">6.5 Model Selection</text:h>
      <text:p text:style-name="Text_20_body">After evaluating all candidate architectures, the best model is selected based on performance metrics.</text:p>
      <text:p text:style-name="Text_20_body">Selection criteria:</text:p>
      <text:list xml:id="list1406256284" text:style-name="L42">
        <text:list-item>
          <text:p text:style-name="P83">Highest validation accuracy </text:p>
        </text:list-item>
        <text:list-item>
          <text:p text:style-name="P83">Lowest loss value </text:p>
        </text:list-item>
        <text:list-item>
          <text:p text:style-name="P82">Best F1-score </text:p>
        </text:list-item>
      </text:list>
      <text:p text:style-name="Text_20_body">The selected model represents the optimal neural network architecture found by the NAS process.</text:p>
      <text:p text:style-name="Text_20_body">The final model can be used for prediction of heart disease on new patient data.</text:p>
      <text:h text:style-name="Heading_20_2" text:outline-level="2">6.6 System Interface</text:h>
      <text:p text:style-name="Text_20_body">The proposed system is designed to provide a user-friendly interface that allows users to perform the following operations:</text:p>
      <text:list xml:id="list3019605392" text:style-name="L43">
        <text:list-item>
          <text:p text:style-name="P85">Provide dataset for training </text:p>
        </text:list-item>
        <text:list-item>
          <text:p text:style-name="P85">Start architecture search </text:p>
        </text:list-item>
        <text:list-item>
          <text:p text:style-name="P85">Train models automatically </text:p>
        </text:list-item>
        <text:list-item>
          <text:p text:style-name="P85">View performance results </text:p>
        </text:list-item>
        <text:list-item>
          <text:p text:style-name="P84">Predict heart disease for new data </text:p>
        </text:list-item>
      </text:list>
      <text:p text:style-name="Text_20_body">The interface simplifies the process so that users do not need knowledge of machine learning.</text:p>
      <text:h text:style-name="Heading_20_2" text:outline-level="2">6.7 Prediction Process</text:h>
      <text:p text:style-name="Text_20_body">After the best model is selected, the system can be used to predict heart disease for new patients.</text:p>
      <text:p text:style-name="Text_20_body">Steps:</text:p>
      <text:list xml:id="list308953578" text:style-name="L44">
        <text:list-item>
          <text:p text:style-name="P87">Input patient data </text:p>
        </text:list-item>
        <text:list-item>
          <text:p text:style-name="P87">Apply preprocessing </text:p>
        </text:list-item>
        <text:list-item>
          <text:p text:style-name="P87">Use trained model </text:p>
        </text:list-item>
        <text:list-item>
          <text:p text:style-name="P86">Generate prediction </text:p>
        </text:list-item>
      </text:list>
      <text:p text:style-name="Text_20_body">Output:</text:p>
      <text:list xml:id="list1865385333" text:style-name="L45">
        <text:list-item>
          <text:p text:style-name="P89">Disease present / not present </text:p>
        </text:list-item>
        <text:list-item>
          <text:p text:style-name="P88">Probability value </text:p>
        </text:list-item>
      </text:list>
      <text:p text:style-name="Text_20_body">This allows the system to assist in early diagnosis.</text:p>
      <text:h text:style-name="Heading_20_1" text:outline-level="1"><text:soft-page-break/>7. Conclusion</text:h>
      <text:p text:style-name="Text_20_body">This project proposes NAS-based heart disease prediction.</text:p>
      <text:p text:style-name="Text_20_body">NAS can automatically generate best neural network.</text:p>
      <text:p text:style-name="Text_20_body">Expected result:</text:p>
      <text:list xml:id="list1456105195" text:style-name="L27">
        <text:list-item>
          <text:p text:style-name="P53">Higher accuracy </text:p>
        </text:list-item>
        <text:list-item>
          <text:p text:style-name="P53">Better performance </text:p>
        </text:list-item>
        <text:list-item>
          <text:p text:style-name="P52">Less manual work </text:p>
        </text:list-item>
      </text:list>
      <text:p text:style-name="Text_20_body">Useful for healthcar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7T22:57:43.545795353</meta:creation-date>
    <dc:date>2026-03-22T11:15:13.656737694</dc:date>
    <meta:editing-duration>P1DT40M27S</meta:editing-duration>
    <meta:editing-cycles>2</meta:editing-cycles>
    <meta:generator>LibreOffice/7.3.7.2$Linux_X86_64 LibreOffice_project/30$Build-2</meta:generator>
    <meta:document-statistic meta:table-count="0" meta:image-count="0" meta:object-count="0" meta:page-count="11" meta:paragraph-count="250" meta:word-count="2352" meta:character-count="15875" meta:non-whitespace-character-count="13775"/>
  </office:meta>
</office:document-meta>
</file>